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7.954cm" fo:min-width="4.119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vertical-align="middle" fo:min-height="1.02cm"/>
    </style:style>
    <style:style style:name="gr3" style:family="graphic" style:parent-style-name="standard">
      <style:graphic-properties svg:stroke-width="0.051cm" svg:stroke-color="#006600" draw:marker-start-width="0.355cm" draw:marker-end-width="0.355cm" draw:fill-color="#99cc99" draw:textarea-horizontal-align="justify" draw:textarea-vertical-align="middle" draw:auto-grow-height="false" fo:min-height="0.846cm" fo:min-width="1.92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5" style:family="graphic" style:parent-style-name="standard">
      <style:graphic-properties svg:stroke-width="0.051cm" svg:stroke-color="#663300" draw:marker-start-width="0.355cm" draw:marker-end-width="0.355cm" draw:fill-color="#cccc99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cccc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1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vertical-align="middle" fo:min-height="4.83cm"/>
    </style:style>
    <style:style style:name="gr9" style:family="graphic" style:parent-style-name="standard">
      <style:graphic-properties draw:stroke="none" draw:fill="none" draw:textarea-vertical-align="middle" fo:min-height="2.309cm"/>
    </style:style>
    <style:style style:name="gr10" style:family="graphic" style:parent-style-name="standard">
      <style:graphic-properties svg:stroke-width="0.051cm" svg:stroke-color="#000099" draw:marker-start-width="0.355cm" draw:marker-end-width="0.355cm" draw:fill-color="#9999cc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3333"/>
    </style:style>
    <style:style style:name="P4" style:family="paragraph">
      <loext:graphic-properties draw:fill-color="#99cc99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style:text-underline-style="none" style:font-size-asian="8pt" style:font-size-complex="8pt"/>
    </style:style>
    <style:style style:name="P6" style:family="paragraph">
      <loext:graphic-properties draw:fill-color="#cccc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666666"/>
    </style:style>
    <style:style style:name="P9" style:family="paragraph">
      <loext:graphic-properties draw:fill-color="#9999cc"/>
      <style:paragraph-properties fo:text-align="center"/>
    </style:style>
    <style:style style:name="T1" style:family="text">
      <style:text-properties fo:color="#ff0000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ff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color="#666666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27cm" svg:height="8.512cm" svg:x="1.453cm" svg:y="1.1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026cm" svg:height="1.27cm" svg:x="1.47cm" svg:y="1.17cm">
          <draw:text-box>
            <text:p text:style-name="P2"><text:span text:style-name="T1">BuildStream Core Data</text:span></text:p>
            <text:p text:style-name="P2"><text:span text:style-name="T2">Source Configuration Data</text:span></text:p>
          </draw:text-box>
        </draw:frame>
        <draw:custom-shape draw:style-name="gr3" draw:text-style-name="P4" draw:layer="layout" svg:width="2.597cm" svg:height="1.27cm" svg:x="2.683cm" svg:y="2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2" draw:id="id2" draw:layer="layout" svg:width="2.597cm" svg:height="1.27cm" svg:x="2.683cm" svg:y="2.602cm">
          <draw:text-box>
            <text:p text:style-name="P2"><text:span text:style-name="T3">Source Declaration</text:span></text:p>
          </draw:text-box>
        </draw:frame>
        <draw:custom-shape draw:style-name="gr5" draw:text-style-name="P6" xml:id="id4" draw:id="id4" draw:layer="layout" svg:width="2.598cm" svg:height="1.27cm" svg:x="2.682cm" svg:y="5.1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" draw:id="id1" draw:layer="layout" svg:width="2.598cm" svg:height="1.27cm" svg:x="2.684cm" svg:y="5.115cm">
          <draw:text-box>
            <text:p text:style-name="P2"><text:span text:style-name="T3">Project Overrides</text:span></text:p>
          </draw:text-box>
        </draw:frame>
        <draw:connector draw:style-name="gr6" draw:text-style-name="P7" draw:layer="layout" draw:type="curve" svg:x1="3.983cm" svg:y1="5.115cm" svg:x2="3.981cm" svg:y2="3.872cm" draw:start-shape="id1" draw:start-glue-point="0" draw:end-shape="id2" draw:end-glue-point="2" svg:d="M3983 5115c0-931-2-310-2-1243" svg:viewBox="0 0 3 1244">
          <text:p/>
        </draw:connector>
        <draw:line draw:style-name="gr7" draw:text-style-name="P7" draw:layer="layout" svg:x1="1.427cm" svg:y1="4.61cm" svg:x2="11.231cm" svg:y2="4.61cm">
          <text:p/>
        </draw:line>
        <draw:frame draw:style-name="gr8" draw:text-style-name="P8" draw:layer="layout" svg:width="4.71cm" svg:height="5.08cm" svg:x="6.43cm" svg:y="4.61cm">
          <draw:text-box>
            <text:p text:style-name="P2"><text:span text:style-name="T4">Composited the first time that a Source of a given “kind” is instantiated.</text:span></text:p>
            <text:p text:style-name="P2"><text:span text:style-name="T4"/></text:p>
            <text:p text:style-name="P2"><text:span text:style-name="T4">This is cached on the given Source’s class data for later reuse.</text:span></text:p>
            <text:p text:style-name="P2"><text:span text:style-name="T4"/></text:p>
            <text:p text:style-name="P2"><text:span text:style-name="T4">Note: In the case of Sources, defaults are provided in code.</text:span></text:p>
          </draw:text-box>
        </draw:frame>
        <draw:frame draw:style-name="gr9" draw:text-style-name="P8" draw:layer="layout" svg:width="4.81cm" svg:height="2.559cm" svg:x="6.43cm" svg:y="2.011cm">
          <draw:text-box>
            <text:p text:style-name="P2"><text:span text:style-name="T4">Composited every time against the cached class data below every time an Source is instantiated.</text:span></text:p>
          </draw:text-box>
        </draw:frame>
        <draw:custom-shape draw:style-name="gr10" draw:text-style-name="P9" draw:layer="layout" svg:width="2.598cm" svg:height="1.27cm" svg:x="2.682cm" svg:y="7.5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3" draw:id="id3" draw:layer="layout" svg:width="2.598cm" svg:height="1.27cm" svg:x="2.684cm" svg:y="7.516cm">
          <draw:text-box>
            <text:p text:style-name="P2"><text:span text:style-name="T3">Source Defaults</text:span></text:p>
          </draw:text-box>
        </draw:frame>
        <draw:connector draw:style-name="gr6" draw:text-style-name="P7" draw:layer="layout" draw:type="curve" svg:x1="3.983cm" svg:y1="7.516cm" svg:x2="3.981cm" svg:y2="6.407cm" draw:start-shape="id3" draw:start-glue-point="0" draw:end-shape="id4" draw:end-glue-point="2" svg:d="M3983 7516c0-811-2-257-2-1109" svg:viewBox="0 0 3 11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4:36:33.666139377</meta:creation-date>
    <meta:generator>LibreOffice/5.1.4.1$Linux_X86_64 LibreOffice_project/10m0$Build-1</meta:generator>
    <dc:date>2018-10-29T21:11:08.118075743</dc:date>
    <meta:editing-duration>PT1H2M50S</meta:editing-duration>
    <meta:editing-cycles>11</meta:editing-cycles>
    <meta:document-statistic meta:object-count="13"/>
  </office:meta>
</office:document-meta>
</file>